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20pt" fo:font-weight="bold" officeooo:rsid="001f92b2" officeooo:paragraph-rsid="001f92b2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text-properties style:font-name="Arial1" fo:font-size="20pt" fo:font-weight="normal" officeooo:rsid="001f92b2" officeooo:paragraph-rsid="001f92b2" style:font-size-asian="17.5pt" style:font-weight-asian="normal" style:font-size-complex="20pt" style:font-weight-complex="normal"/>
    </style:style>
    <style:style style:name="P3" style:family="paragraph" style:parent-style-name="Standard" style:list-style-name="L1">
      <style:text-properties style:font-name="Arial1" fo:font-size="20pt" fo:font-weight="normal" officeooo:rsid="00227ec6" officeooo:paragraph-rsid="00227ec6" style:font-size-asian="17.5pt" style:font-weight-asian="normal" style:font-size-complex="20pt" style:font-weight-complex="normal"/>
    </style:style>
    <style:style style:name="P4" style:family="paragraph" style:parent-style-name="Standard" style:list-style-name="L1">
      <style:text-properties officeooo:paragraph-rsid="001f92b2"/>
    </style:style>
    <style:style style:name="P5" style:family="paragraph" style:parent-style-name="Standard" style:list-style-name="L1">
      <style:text-properties style:font-name="Arial1" fo:font-size="20pt" fo:font-weight="normal" officeooo:rsid="00204b56" officeooo:paragraph-rsid="00204b56" style:font-size-asian="17.5pt" style:font-weight-asian="normal" style:font-size-complex="20pt" style:font-weight-complex="normal"/>
    </style:style>
    <style:style style:name="P6" style:family="paragraph" style:parent-style-name="Standard" style:list-style-name="L1">
      <style:text-properties style:font-name="Arial1" fo:font-size="20pt" fo:font-weight="normal" officeooo:rsid="0020a4c7" officeooo:paragraph-rsid="0020a4c7" style:font-size-asian="17.5pt" style:font-weight-asian="normal" style:font-size-complex="20pt" style:font-weight-complex="normal"/>
    </style:style>
    <style:style style:name="P7" style:family="paragraph" style:parent-style-name="Standard" style:list-style-name="L1">
      <style:text-properties style:font-name="Arial1" fo:font-size="20pt" fo:font-weight="normal" officeooo:rsid="0023f26a" officeooo:paragraph-rsid="0023f26a" style:font-size-asian="17.5pt" style:font-weight-asian="normal" style:font-size-complex="20pt" style:font-weight-complex="normal"/>
    </style:style>
    <style:style style:name="T1" style:family="text">
      <style:text-properties style:font-name="Arial1" fo:font-size="20pt" fo:font-weight="normal" officeooo:rsid="001f92b2" style:font-size-asian="17.5pt" style:font-weight-asian="normal" style:font-size-complex="20pt" style:font-weight-complex="normal"/>
    </style:style>
    <style:style style:name="T2" style:family="text">
      <style:text-properties style:font-name="Arial1" fo:font-size="20pt" fo:font-weight="normal" officeooo:rsid="0020a4c7" style:font-size-asian="17.5pt" style:font-weight-asian="normal" style:font-size-complex="20pt" style:font-weight-complex="normal"/>
    </style:style>
    <style:style style:name="T3" style:family="text">
      <style:text-properties officeooo:rsid="00227ec6"/>
    </style:style>
    <style:style style:name="T4" style:family="text">
      <style:text-properties officeooo:rsid="0021888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mno: Pennino Matias</text:p>
      <text:p text:style-name="P1"/>
      <text:p text:style-name="P1"/>
      <text:p text:style-name="P1">Actividad: Quien es quien forma juridica</text:p>
      <text:p text:style-name="P1"/>
      <text:p text:style-name="P1"/>
      <text:p text:style-name="P1"/>
      <text:list text:style-name="L1">
        <text:list-item>
          <text:p text:style-name="P2">Sociedad anonima</text:p>
        </text:list-item>
        <text:list-item>
          <text:p text:style-name="P3">Comunidad de bienes</text:p>
        </text:list-item>
        <text:list-item>
          <text:p text:style-name="P4"><text:span text:style-name="T1">Sociedad laboral </text:span><text:span text:style-name="T2">anonima</text:span></text:p>
        </text:list-item>
        <text:list-item>
          <text:p text:style-name="P5">Sociedad c<text:span text:style-name="T3">ivil</text:span></text:p>
        </text:list-item>
        <text:list-item>
          <text:p text:style-name="P5">Trabajador autonomo</text:p>
        </text:list-item>
        <text:list-item>
          <text:p text:style-name="P5">Sociedad limitada</text:p>
        </text:list-item>
        <text:list-item>
          <text:p text:style-name="P5">Sociedad <text:span text:style-name="T3">colectiva / sociedad cooperativa</text:span></text:p>
        </text:list-item>
        <text:list-item>
          <text:p text:style-name="P5">Sociedad <text:span text:style-name="T4">cooperativa</text:span></text:p>
        </text:list-item>
        <text:list-item>
          <text:p text:style-name="P5">Sociedad anonima</text:p>
        </text:list-item>
        <text:list-item>
          <text:p text:style-name="P3">Trabajador autonomo</text:p>
        </text:list-item>
        <text:list-item>
          <text:p text:style-name="P5">Sociedad <text:span text:style-name="T3">comanditaria</text:span></text:p>
        </text:list-item>
        <text:list-item>
          <text:p text:style-name="P6">€1200</text:p>
        </text:list-item>
        <text:list-item>
          <text:p text:style-name="P7">Comunidad de bienes</text:p>
        </text:list-item>
        <text:list-item>
          <text:p text:style-name="P5">Sociedad <text:span text:style-name="T4">comanditaria por acciones</text:span></text:p>
        </text:list-item>
        <text:list-item>
          <text:p text:style-name="P5">Sociedad <text:span text:style-name="T4">limitad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20pt" style:font-size-asian="17.5pt" style:font-size-complex="2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2:41:20.155000000</meta:creation-date>
    <dc:date>2025-01-24T13:56:57.718000000</dc:date>
    <meta:editing-duration>PT44S</meta:editing-duration>
    <meta:editing-cycles>1</meta:editing-cycles>
    <meta:document-statistic meta:table-count="0" meta:image-count="0" meta:object-count="0" meta:page-count="1" meta:paragraph-count="17" meta:word-count="61" meta:character-count="399" meta:non-whitespace-character-count="370"/>
    <meta:generator>LibreOffice/24.8.0.3$Windows_X86_64 LibreOffice_project/0bdf1299c94fe897b119f97f3c613e9dca6be583</meta:generator>
  </office:meta>
</office:document-meta>
</file>